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157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9965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0.2709in"/>
    </style:style>
    <style:style style:name="co17" style:family="table-column">
      <style:table-column-properties fo:break-before="auto" style:column-width="0.8283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2808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4*[.C2]+1.5*[.C3])*50000*8*0.000001/[.D31]" office:value-type="float" office:value="984.537487143874" calcext:value-type="float">
            <text:p>984.54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4*[.C2]+1.5*[.C3])*50000*8*0.000001/[.D32]" office:value-type="float" office:value="479.54648603749" calcext:value-type="float">
            <text:p>479.55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4*[.C2]+1.5*[.C3])*50000*8*0.000001/[.D33]" office:value-type="float" office:value="309.096830101616" calcext:value-type="float">
            <text:p>309.10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4*[.C2]+1.5*[.C3])*50000*8*0.000001/[.D34]" office:value-type="float" office:value="233.00179120127" calcext:value-type="float">
            <text:p>233.00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4*[.C2]+1.5*[.C3])*50000*8*0.000001/[.D35]" office:value-type="float" office:value="209.285942524848" calcext:value-type="float">
            <text:p>209.29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4*[.C2]+1.5*[.C3])*50000*8*0.000001/[.D36]" office:value-type="float" office:value="197.507873863007" calcext:value-type="float">
            <text:p>197.51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4*[.C2]+1.5*[.C3])*50000*8*0.000001/[.D37]" office:value-type="float" office:value="188.229599776813" calcext:value-type="float">
            <text:p>188.23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4*[.C2]+1.5*[.C3])*50000*8*0.000001/[.D38]" office:value-type="float" office:value="178.714468531893" calcext:value-type="float">
            <text:p>178.71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4*[.C2]+1.5*[.C3])*50000*8*0.000001/[.D39]" office:value-type="float" office:value="170.706986030986" calcext:value-type="float">
            <text:p>170.71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4*[.C2]+1.5*[.C3])*50000*8*0.000001/[.D40]" office:value-type="float" office:value="164.728895948699" calcext:value-type="float">
            <text:p>164.73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4*[.C2]+1.5*[.C3])*50000*8*0.000001/[.D41]" office:value-type="float" office:value="160.206208276653" calcext:value-type="float">
            <text:p>160.21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4*[.C2]+1.5*[.C3])*50000*8*0.000001/[.D42]" office:value-type="float" office:value="157.989916857806" calcext:value-type="float">
            <text:p>157.99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4*[.C2]+1.5*[.C3])*50000*8*0.000001/[.D43]" office:value-type="float" office:value="155.246141371017" calcext:value-type="float">
            <text:p>155.25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4*[.C2]+1.5*[.C3])*50000*8*0.000001/[.D44]" office:value-type="float" office:value="154.219203320119" calcext:value-type="float">
            <text:p>154.22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4*[.C2]+1.5*[.C3])*50000*8*0.000001/[.D45]" office:value-type="float" office:value="153.901964448646" calcext:value-type="float">
            <text:p>153.90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4*[.C2]+1.5*[.C3])*50000*8*0.000001/[.D46]" office:value-type="float" office:value="154.033405994925" calcext:value-type="float">
            <text:p>154.03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5" table:number-columns-repeated="2" table:default-cell-style-name="Default"/>
        <table:table-column table:style-name="co12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3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2:58:11.502173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2DT17H38M45S</meta:editing-duration>
    <meta:editing-cycles>23</meta:editing-cycles>
    <meta:generator>LibreOffice/6.3.6.2$Linux_X86_64 LibreOffice_project/30$Build-2</meta:generator>
    <dc:date>2020-08-28T07:12:29.855100616</dc:date>
    <meta:document-statistic meta:table-count="5" meta:cell-count="3623" meta:object-count="0"/>
    <meta:template xlink:type="simple" xlink:actuate="onRequest" xlink:title="SveinGunnar" xlink:href="../../../../../Templates/SveinGunnar.ots" meta:date="2020-06-18T19:10:08.448216590"/>
  </office:meta>
</office:document-meta>
</file>